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swick 27 July 2022</text:p>
      <text:p text:style-name="P1"/>
      <text:p text:style-name="P1">There is the Keswick convention as well this year. There is then the problem of finding the time and the money to go to these events. Christian Institute are on at Keswic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7-27T15:36:49.51</meta:creation-date>
    <dc:date>2022-07-27T15:59:10.53</dc:date>
    <meta:editing-duration>PT22M22S</meta:editing-duration>
    <meta:editing-cycles>2</meta:editing-cycles>
    <meta:generator>OpenOffice/4.1.9$Win32 OpenOffice.org_project/419m1$Build-9805</meta:generator>
    <meta:document-statistic meta:table-count="0" meta:image-count="0" meta:object-count="0" meta:page-count="1" meta:paragraph-count="2" meta:word-count="36" meta:character-count="193"/>
  </office:meta>
</office:document-meta>
</file>